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2.084cm" svg:y="8.573cm">
            <draw:object draw:notify-on-update-of-ranges="Hoja1.D9:Hoja1.F9 Hoja1.C10:Hoja1.C10 Hoja1.D10:Hoja1.F10 Hoja1.D9:Hoja1.F9 Hoja1.C11:Hoja1.C11 Hoja1.D11:Hoja1.F11 Hoja1.D9:Hoja1.F9 Hoja1.C12:Hoja1.C12 Hoja1.D12:Hoja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62cm" svg:y="5.519cm">
            <draw:object draw:notify-on-update-of-ranges="Hoja1.I8:Hoja1.I8 Hoja1.J9:Hoja1.T9 Hoja1.I10:Hoja1.I10 Hoja1.J10:Hoja1.T10 Hoja1.I8:Hoja1.I8 Hoja1.J9:Hoja1.T9 Hoja1.I11:Hoja1.I11 Hoja1.J11:Hoja1.T11 Hoja1.I8:Hoja1.I8 Hoja1.J9:Hoja1.T9 Hoja1.I12:Hoja1.I12 Hoja1.J12:Hoja1.T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Paralelo-Local</text:p>
          </table:table-cell>
          <table:covered-table-cell table:number-columns-repeated="2"/>
          <table:table-cell table:style-name="ce9" table:number-columns-spanned="3" table:number-rows-spanned="1"/>
          <table:covered-table-cell table:number-columns-repeated="2"/>
          <table:table-cell table:style-name="ce9" office:value-type="string" calcext:value-type="string" table:number-columns-spanned="3" table:number-rows-spanned="1">
            <text:p>Paralelo-Atcgri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cuencia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55309" calcext:value-type="float">
            <text:p>0,0055309</text:p>
          </table:table-cell>
          <table:table-cell office:value-type="float" office:value="0.0033717" calcext:value-type="float">
            <text:p>0,0033717</text:p>
          </table:table-cell>
          <table:table-cell office:value-type="float" office:value="0.0027385" calcext:value-type="float">
            <text:p>0,0027385</text:p>
          </table:table-cell>
          <table:table-cell office:value-type="float" office:value="0.0063372" calcext:value-type="float">
            <text:p>0,0063372</text:p>
          </table:table-cell>
          <table:table-cell/>
          <table:table-cell office:value-type="float" office:value="0.0060256" calcext:value-type="float">
            <text:p>0,0060256</text:p>
          </table:table-cell>
          <table:table-cell office:value-type="float" office:value="0.002917" calcext:value-type="float">
            <text:p>0,002917</text:p>
          </table:table-cell>
          <table:table-cell office:value-type="float" office:value="0.0021377" calcext:value-type="float">
            <text:p>0,0021377</text:p>
          </table:table-cell>
          <table:table-cell office:value-type="float" office:value="0.0011927" calcext:value-type="float">
            <text:p>0,0011927</text:p>
          </table:table-cell>
          <table:table-cell office:value-type="float" office:value="0.0010656" calcext:value-type="float">
            <text:p>0,0010656</text:p>
          </table:table-cell>
          <table:table-cell office:value-type="float" office:value="0.0012515" calcext:value-type="float">
            <text:p>0,0012515</text:p>
          </table:table-cell>
          <table:table-cell office:value-type="float" office:value="0.0008361" calcext:value-type="float">
            <text:p>0,0008361</text:p>
          </table:table-cell>
          <table:table-cell office:value-type="float" office:value="0.0008983" calcext:value-type="float">
            <text:p>0,0008983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1975" calcext:value-type="float">
            <text:p>0,0011975</text:p>
          </table:table-cell>
          <table:table-cell office:value-type="float" office:value="0.0014669" calcext:value-type="float">
            <text:p>0,0014669</text:p>
          </table:table-cell>
          <table:table-cell office:value-type="float" office:value="0.0011246" calcext:value-type="float">
            <text:p>0,0011246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4075048" calcext:value-type="float">
            <text:p>0,4075048</text:p>
          </table:table-cell>
          <table:table-cell office:value-type="float" office:value="0.192339" calcext:value-type="float">
            <text:p>0,192339</text:p>
          </table:table-cell>
          <table:table-cell office:value-type="float" office:value="0.1844769" calcext:value-type="float">
            <text:p>0,1844769</text:p>
          </table:table-cell>
          <table:table-cell office:value-type="float" office:value="0.1786152" calcext:value-type="float">
            <text:p>0,1786152</text:p>
          </table:table-cell>
          <table:table-cell/>
          <table:table-cell office:value-type="float" office:value="0.6416499" calcext:value-type="float">
            <text:p>0,6416499</text:p>
          </table:table-cell>
          <table:table-cell office:value-type="float" office:value="0.3213335" calcext:value-type="float">
            <text:p>0,3213335</text:p>
          </table:table-cell>
          <table:table-cell office:value-type="float" office:value="0.2162353" calcext:value-type="float">
            <text:p>0,2162353</text:p>
          </table:table-cell>
          <table:table-cell office:value-type="float" office:value="0.1629139" calcext:value-type="float">
            <text:p>0,1629139</text:p>
          </table:table-cell>
          <table:table-cell office:value-type="float" office:value="0.1314676" calcext:value-type="float">
            <text:p>0,1314676</text:p>
          </table:table-cell>
          <table:table-cell office:value-type="float" office:value="0.1087376" calcext:value-type="float">
            <text:p>0,1087376</text:p>
          </table:table-cell>
          <table:table-cell office:value-type="float" office:value="0.0932302" calcext:value-type="float">
            <text:p>0,0932302</text:p>
          </table:table-cell>
          <table:table-cell office:value-type="float" office:value="0.0815854" calcext:value-type="float">
            <text:p>0,0815854</text:p>
          </table:table-cell>
          <table:table-cell office:value-type="float" office:value="0.072427" calcext:value-type="float">
            <text:p>0,072427</text:p>
          </table:table-cell>
          <table:table-cell office:value-type="float" office:value="0.0652578" calcext:value-type="float">
            <text:p>0,0652578</text:p>
          </table:table-cell>
          <table:table-cell office:value-type="float" office:value="0.0602423" calcext:value-type="float">
            <text:p>0,0602423</text:p>
          </table:table-cell>
          <table:table-cell office:value-type="float" office:value="0.0550709" calcext:value-type="float">
            <text:p>0,0550709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.068986" calcext:value-type="float">
            <text:p>10,068986</text:p>
          </table:table-cell>
          <table:table-cell office:value-type="float" office:value="5.0332257" calcext:value-type="float">
            <text:p>5,0332257</text:p>
          </table:table-cell>
          <table:table-cell office:value-type="float" office:value="5.1312138" calcext:value-type="float">
            <text:p>5,1312138</text:p>
          </table:table-cell>
          <table:table-cell office:value-type="float" office:value="4.993779" calcext:value-type="float">
            <text:p>4,993779</text:p>
          </table:table-cell>
          <table:table-cell/>
          <table:table-cell office:value-type="float" office:value="8.0796325" calcext:value-type="float">
            <text:p>8,0796325</text:p>
          </table:table-cell>
          <table:table-cell office:value-type="float" office:value="4.2218472" calcext:value-type="float">
            <text:p>4,2218472</text:p>
          </table:table-cell>
          <table:table-cell office:value-type="float" office:value="2.9992729" calcext:value-type="float">
            <text:p>2,9992729</text:p>
          </table:table-cell>
          <table:table-cell office:value-type="float" office:value="2.2670327" calcext:value-type="float">
            <text:p>2,2670327</text:p>
          </table:table-cell>
          <table:table-cell office:value-type="float" office:value="1.8529285" calcext:value-type="float">
            <text:p>1,8529285</text:p>
          </table:table-cell>
          <table:table-cell office:value-type="float" office:value="1.5434883" calcext:value-type="float">
            <text:p>1,5434883</text:p>
          </table:table-cell>
          <table:table-cell office:value-type="float" office:value="1.3211113" calcext:value-type="float">
            <text:p>1,3211113</text:p>
          </table:table-cell>
          <table:table-cell office:value-type="float" office:value="1.1617989" calcext:value-type="float">
            <text:p>1,1617989</text:p>
          </table:table-cell>
          <table:table-cell office:value-type="float" office:value="1.0344383" calcext:value-type="float">
            <text:p>1,0344383</text:p>
          </table:table-cell>
          <table:table-cell office:value-type="float" office:value="0.9248232" calcext:value-type="float">
            <text:p>0,9248232</text:p>
          </table:table-cell>
          <table:table-cell office:value-type="float" office:value="0.8377671" calcext:value-type="float">
            <text:p>0,8377671</text:p>
          </table:table-cell>
          <table:table-cell office:value-type="float" office:value="0.7712786" calcext:value-type="float">
            <text:p>0,771278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3" table:number-rows-spanned="1">
            <text:p>Ganancia-Local</text:p>
          </table:table-cell>
          <table:covered-table-cell table:number-columns-repeated="2" table:style-name="ce10"/>
          <table:table-cell table:number-columns-repeated="2"/>
          <table:table-cell table:style-name="ce11"/>
          <table:table-cell table:style-name="ce11" office:value-type="string" calcext:value-type="string" table:number-columns-spanned="3" table:number-rows-spanned="1">
            <text:p>Ganancia ATCGRID</text:p>
          </table:table-cell>
          <table:covered-table-cell table:number-columns-repeated="2" table:style-name="ce11"/>
          <table:table-cell table:style-name="ce11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Tamaño/Thread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Tamaño/Thread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7" table:formula="of:=[.$D4]/[.E4]" office:value-type="float" office:value="1.64038912121482" calcext:value-type="float">
            <text:p>1,6403891212</text:p>
          </table:table-cell>
          <table:table-cell table:style-name="ce7" table:formula="of:=[.$D4]/[.F4]" office:value-type="float" office:value="2.01968230783276" calcext:value-type="float">
            <text:p>2,0196823078</text:p>
          </table:table-cell>
          <table:table-cell table:style-name="ce7" table:formula="of:=[.$D4]/[.G4]" office:value-type="float" office:value="0.872767152685729" calcext:value-type="float">
            <text:p>0,8727671527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style-name="ce11" table:formula="of:=[.$I4]/[.J4]" office:value-type="float" office:value="2.0656839218375" calcext:value-type="float">
            <text:p>2,0656839218</text:p>
          </table:table-cell>
          <table:table-cell table:style-name="ce11" table:formula="of:=[.$I4]/[.K4]" office:value-type="float" office:value="2.8187304111896" calcext:value-type="float">
            <text:p>2,8187304112</text:p>
          </table:table-cell>
          <table:table-cell table:style-name="ce11" table:formula="of:=[.$I4]/[.L4]" office:value-type="float" office:value="5.05206673933093" calcext:value-type="float">
            <text:p>5,0520667393</text:p>
          </table:table-cell>
          <table:table-cell table:style-name="ce11" table:formula="of:=[.$I4]/[.M4]" office:value-type="float" office:value="5.65465465465466" calcext:value-type="float">
            <text:p>5,6546546547</text:p>
          </table:table-cell>
          <table:table-cell table:style-name="ce11" table:formula="of:=[.$I4]/[.N4]" office:value-type="float" office:value="4.81470235717139" calcext:value-type="float">
            <text:p>4,8147023572</text:p>
          </table:table-cell>
          <table:table-cell table:style-name="ce11" table:formula="of:=[.$I4]/[.O4]" office:value-type="float" office:value="7.20679344576008" calcext:value-type="float">
            <text:p>7,2067934458</text:p>
          </table:table-cell>
          <table:table-cell table:style-name="ce11" table:formula="of:=[.$I4]/[.P4]" office:value-type="float" office:value="6.70778136480018" calcext:value-type="float">
            <text:p>6,7077813648</text:p>
          </table:table-cell>
          <table:table-cell table:style-name="ce11" table:formula="of:=[.$I4]/[.Q4]" office:value-type="float" office:value="4.92690106295994" calcext:value-type="float">
            <text:p>4,926901063</text:p>
          </table:table-cell>
          <table:table-cell table:style-name="ce11" table:formula="of:=[.$I4]/[.R4]" office:value-type="float" office:value="5.03181628392484" calcext:value-type="float">
            <text:p>5,0318162839</text:p>
          </table:table-cell>
          <table:table-cell table:style-name="ce11" table:formula="of:=[.$I4]/[.S4]" office:value-type="float" office:value="4.10771013702366" calcext:value-type="float">
            <text:p>4,107710137</text:p>
          </table:table-cell>
          <table:table-cell table:style-name="ce11" table:formula="of:=[.$I4]/[.T4]" office:value-type="float" office:value="5.35799395340566" calcext:value-type="float">
            <text:p>5,3579939534</text:p>
          </table:table-cell>
        </table:table-row>
        <table:table-row table:style-name="ro1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7" table:formula="of:=[.$D5]/[.E5]" office:value-type="float" office:value="2.11868003888967" calcext:value-type="float">
            <text:p>2,1186800389</text:p>
          </table:table-cell>
          <table:table-cell table:style-name="ce7" table:formula="of:=[.$D5]/[.F5]" office:value-type="float" office:value="2.20897467379385" calcext:value-type="float">
            <text:p>2,2089746738</text:p>
          </table:table-cell>
          <table:table-cell table:style-name="ce7" table:formula="of:=[.$D5]/[.G5]" office:value-type="float" office:value="2.28146764665045" calcext:value-type="float">
            <text:p>2,2814676467</text:p>
          </table:table-cell>
          <table:table-cell table:number-columns-repeated="2"/>
          <table:table-cell table:style-name="ce11" office:value-type="float" office:value="500" calcext:value-type="float">
            <text:p>500</text:p>
          </table:table-cell>
          <table:table-cell table:style-name="ce12" table:formula="of:=[.$I5]/[.J5]" office:value-type="float" office:value="1.99683475267907" calcext:value-type="float">
            <text:p>1,9968347527</text:p>
          </table:table-cell>
          <table:table-cell table:style-name="ce11" table:formula="of:=[.$I5]/[.K5]" office:value-type="float" office:value="2.96736888010422" calcext:value-type="float">
            <text:p>2,9673688801</text:p>
          </table:table-cell>
          <table:table-cell table:style-name="ce11" table:formula="of:=[.$I5]/[.L5]" office:value-type="float" office:value="3.93858289562769" calcext:value-type="float">
            <text:p>3,9385828956</text:p>
          </table:table-cell>
          <table:table-cell table:style-name="ce11" table:formula="of:=[.$I5]/[.M5]" office:value-type="float" office:value="4.8806694577219" calcext:value-type="float">
            <text:p>4,8806694577</text:p>
          </table:table-cell>
          <table:table-cell table:style-name="ce11" table:formula="of:=[.$I5]/[.N5]" office:value-type="float" office:value="5.90090180397581" calcext:value-type="float">
            <text:p>5,900901804</text:p>
          </table:table-cell>
          <table:table-cell table:style-name="ce11" table:formula="of:=[.$I5]/[.O5]" office:value-type="float" office:value="6.88242543725102" calcext:value-type="float">
            <text:p>6,8824254373</text:p>
          </table:table-cell>
          <table:table-cell table:style-name="ce11" table:formula="of:=[.$I5]/[.P5]" office:value-type="float" office:value="7.86476379352188" calcext:value-type="float">
            <text:p>7,8647637935</text:p>
          </table:table-cell>
          <table:table-cell table:style-name="ce11" table:formula="of:=[.$I5]/[.Q5]" office:value-type="float" office:value="8.85926381045743" calcext:value-type="float">
            <text:p>8,8592638105</text:p>
          </table:table-cell>
          <table:table-cell table:style-name="ce11" table:formula="of:=[.$I5]/[.R5]" office:value-type="float" office:value="9.83253955848956" calcext:value-type="float">
            <text:p>9,8325395585</text:p>
          </table:table-cell>
          <table:table-cell table:style-name="ce11" table:formula="of:=[.$I5]/[.S5]" office:value-type="float" office:value="10.6511520974465" calcext:value-type="float">
            <text:p>10,6511520974</text:p>
          </table:table-cell>
          <table:table-cell table:style-name="ce11" table:formula="of:=[.$I5]/[.T5]" office:value-type="float" office:value="11.6513421789003" calcext:value-type="float">
            <text:p>11,6513421789</text:p>
          </table:table-cell>
        </table:table-row>
        <table:table-row table:style-name="ro1"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8" table:formula="of:=[.$D6]/[.E6]" office:value-type="float" office:value="2.00050357368238" calcext:value-type="float">
            <text:p>2,0005035737</text:p>
          </table:table-cell>
          <table:table-cell table:style-name="ce8" table:formula="of:=[.$D6]/[.F6]" office:value-type="float" office:value="1.96230100566069" calcext:value-type="float">
            <text:p>1,9623010057</text:p>
          </table:table-cell>
          <table:table-cell table:style-name="ce8" table:formula="of:=[.$D6]/[.G6]" office:value-type="float" office:value="2.01630588778558" calcext:value-type="float">
            <text:p>2,0163058878</text:p>
          </table:table-cell>
          <table:table-cell table:number-columns-repeated="2"/>
          <table:table-cell table:style-name="ce11" office:value-type="float" office:value="1000" calcext:value-type="float">
            <text:p>1000</text:p>
          </table:table-cell>
          <table:table-cell table:style-name="ce12" table:formula="of:=[.$I6]/[.J6]" office:value-type="float" office:value="1.91376715386573" calcext:value-type="float">
            <text:p>1,9137671539</text:p>
          </table:table-cell>
          <table:table-cell table:style-name="ce11" table:formula="of:=[.$I6]/[.K6]" office:value-type="float" office:value="2.69386373610751" calcext:value-type="float">
            <text:p>2,6938637361</text:p>
          </table:table-cell>
          <table:table-cell table:style-name="ce11" table:formula="of:=[.$I6]/[.L6]" office:value-type="float" office:value="3.56396822154352" calcext:value-type="float">
            <text:p>3,5639682215</text:p>
          </table:table-cell>
          <table:table-cell table:style-name="ce11" table:formula="of:=[.$I6]/[.M6]" office:value-type="float" office:value="4.36046641842899" calcext:value-type="float">
            <text:p>4,3604664184</text:p>
          </table:table-cell>
          <table:table-cell table:style-name="ce11" table:formula="of:=[.$I6]/[.N6]" office:value-type="float" office:value="5.23465743148167" calcext:value-type="float">
            <text:p>5,2346574315</text:p>
          </table:table-cell>
          <table:table-cell table:style-name="ce11" table:formula="of:=[.$I6]/[.O6]" office:value-type="float" office:value="6.1157848699046" calcext:value-type="float">
            <text:p>6,1157848699</text:p>
          </table:table-cell>
          <table:table-cell table:style-name="ce11" table:formula="of:=[.$I6]/[.P6]" office:value-type="float" office:value="6.95441569104602" calcext:value-type="float">
            <text:p>6,954415691</text:p>
          </table:table-cell>
          <table:table-cell table:style-name="ce11" table:formula="of:=[.$I6]/[.Q6]" office:value-type="float" office:value="7.8106470922432" calcext:value-type="float">
            <text:p>7,8106470922</text:p>
          </table:table-cell>
          <table:table-cell table:style-name="ce11" table:formula="of:=[.$I6]/[.R6]" office:value-type="float" office:value="8.73640767229888" calcext:value-type="float">
            <text:p>8,7364076723</text:p>
          </table:table-cell>
          <table:table-cell table:style-name="ce11" table:formula="of:=[.$I6]/[.S6]" office:value-type="float" office:value="9.64424659311639" calcext:value-type="float">
            <text:p>9,6442465931</text:p>
          </table:table-cell>
          <table:table-cell table:style-name="ce11" table:formula="of:=[.$I6]/[.T6]" office:value-type="float" office:value="10.475634226076" calcext:value-type="float">
            <text:p>10,475634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03:18:05.654064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9:48:41.048088600</meta:creation-date>
    <dc:date>2015-05-17T12:46:14.728643471</dc:date>
    <meta:editing-duration>PT9H38M31S</meta:editing-duration>
    <meta:editing-cycles>11</meta:editing-cycles>
    <meta:generator>LibreOffice/4.2.8.2$Linux_X86_64 LibreOffice_project/420m0$Build-2</meta:generator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04cm" svg:y="3.703cm" style:legend-expansion="high" chart:style-name="ch2"/>
        <chart:plot-area chart:style-name="ch3" table:cell-range-address="Hoja1.D9:Hoja1.F12 Hoja1.C10:Hoja1.C12" chart:data-source-has-labels="column" svg:x="0.32cm" svg:y="0.18cm" svg:width="13.864cm" svg:height="8.64cm">
          <chartooo:coordinate-region svg:x="1.047cm" svg:y="0.379cm" svg:width="12.8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0:Hoja1.F10" chart:label-cell-address="Hoja1.C10:Hoja1.C10" chart:class="chart:scatter">
            <chart:domain table:cell-range-address="Hoja1.D9:Hoja1.F9"/>
            <chart:data-point chart:repeated="3"/>
          </chart:series>
          <chart:series chart:style-name="ch7" chart:values-cell-range-address="Hoja1.D11:Hoja1.F11" chart:label-cell-address="Hoja1.C11:Hoja1.C11" chart:class="chart:scatter">
            <chart:data-point chart:repeated="3"/>
          </chart:series>
          <chart:series chart:style-name="ch8" chart:values-cell-range-address="Hoja1.D12:Hoja1.F12" chart:label-cell-address="Hoja1.C12:Hoja1.C12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Fila 9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Hoja1.D9:Hoja1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  <draw:g>
                  <svg:desc>Hoja1.C10:Hoja1.C10</svg:desc>
                </draw:g>
              </table:table-cell>
              <table:table-cell office:value-type="float" office:value="1.64038912121482">
                <text:p>1.64038912121482</text:p>
                <draw:g>
                  <svg:desc>Hoja1.D10:Hoja1.F10</svg:desc>
                </draw:g>
              </table:table-cell>
              <table:table-cell office:value-type="float" office:value="2.01968230783276">
                <text:p>2.01968230783276</text:p>
              </table:table-cell>
              <table:table-cell office:value-type="float" office:value="0.872767152685729">
                <text:p>0.872767152685729</text:p>
              </table:table-cell>
            </table:table-row>
            <table:table-row>
              <table:table-cell office:value-type="string">
                <text:p>500</text:p>
                <draw:g>
                  <svg:desc>Hoja1.C11:Hoja1.C11</svg:desc>
                </draw:g>
              </table:table-cell>
              <table:table-cell office:value-type="float" office:value="2.11868003888967">
                <text:p>2.11868003888967</text:p>
                <draw:g>
                  <svg:desc>Hoja1.D11:Hoja1.F11</svg:desc>
                </draw:g>
              </table:table-cell>
              <table:table-cell office:value-type="float" office:value="2.20897467379385">
                <text:p>2.20897467379385</text:p>
              </table:table-cell>
              <table:table-cell office:value-type="float" office:value="2.28146764665045">
                <text:p>2.28146764665045</text:p>
              </table:table-cell>
            </table:table-row>
            <table:table-row>
              <table:table-cell office:value-type="string">
                <text:p>1000</text:p>
                <draw:g>
                  <svg:desc>Hoja1.C12:Hoja1.C12</svg:desc>
                </draw:g>
              </table:table-cell>
              <table:table-cell office:value-type="float" office:value="2.00050357368238">
                <text:p>2.00050357368238</text:p>
                <draw:g>
                  <svg:desc>Hoja1.D12:Hoja1.F12</svg:desc>
                </draw:g>
              </table:table-cell>
              <table:table-cell office:value-type="float" office:value="1.96230100566069">
                <text:p>1.96230100566069</text:p>
              </table:table-cell>
              <table:table-cell office:value-type="float" office:value="2.01630588778558">
                <text:p>2.01630588778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04cm" svg:y="3.703cm" style:legend-expansion="high" chart:style-name="ch2"/>
        <chart:plot-area chart:style-name="ch3" table:cell-range-address="Hoja1.I8:Hoja1.I8 Hoja1.J9:Hoja1.T12 Hoja1.I10:Hoja1.I12" chart:data-source-has-labels="column" svg:x="0.32cm" svg:y="0.18cm" svg:width="13.864cm" svg:height="8.64cm">
          <chartooo:coordinate-region svg:x="0.941cm" svg:y="0.38cm" svg:width="13.0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J10:Hoja1.T10" chart:label-cell-address="Hoja1.I10:Hoja1.I10" chart:class="chart:scatter">
            <chart:domain table:cell-range-address="Hoja1.J9:Hoja1.T9"/>
            <chart:data-point chart:repeated="11"/>
          </chart:series>
          <chart:series chart:style-name="ch7" chart:values-cell-range-address="Hoja1.J11:Hoja1.T11" chart:label-cell-address="Hoja1.I11:Hoja1.I11" chart:class="chart:scatter">
            <chart:data-point chart:repeated="11"/>
          </chart:series>
          <chart:series chart:style-name="ch8" chart:values-cell-range-address="Hoja1.J12:Hoja1.T12" chart:label-cell-address="Hoja1.I12:Hoja1.I1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Fila 9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Hoja1.J9:Hoja1.T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  <draw:g>
                  <svg:desc>Hoja1.I10:Hoja1.I10</svg:desc>
                </draw:g>
              </table:table-cell>
              <table:table-cell office:value-type="float" office:value="2.0656839218375">
                <text:p>2.0656839218375</text:p>
                <draw:g>
                  <svg:desc>Hoja1.J10:Hoja1.T10</svg:desc>
                </draw:g>
              </table:table-cell>
              <table:table-cell office:value-type="float" office:value="2.8187304111896">
                <text:p>2.8187304111896</text:p>
              </table:table-cell>
              <table:table-cell office:value-type="float" office:value="5.05206673933093">
                <text:p>5.05206673933093</text:p>
              </table:table-cell>
              <table:table-cell office:value-type="float" office:value="5.65465465465466">
                <text:p>5.65465465465466</text:p>
              </table:table-cell>
              <table:table-cell office:value-type="float" office:value="4.81470235717139">
                <text:p>4.81470235717139</text:p>
              </table:table-cell>
              <table:table-cell office:value-type="float" office:value="7.20679344576008">
                <text:p>7.20679344576008</text:p>
              </table:table-cell>
              <table:table-cell office:value-type="float" office:value="6.70778136480018">
                <text:p>6.70778136480018</text:p>
              </table:table-cell>
              <table:table-cell office:value-type="float" office:value="4.92690106295994">
                <text:p>4.92690106295994</text:p>
              </table:table-cell>
              <table:table-cell office:value-type="float" office:value="5.03181628392484">
                <text:p>5.03181628392484</text:p>
              </table:table-cell>
              <table:table-cell office:value-type="float" office:value="4.10771013702366">
                <text:p>4.10771013702366</text:p>
              </table:table-cell>
              <table:table-cell office:value-type="float" office:value="5.35799395340566">
                <text:p>5.35799395340566</text:p>
              </table:table-cell>
            </table:table-row>
            <table:table-row>
              <table:table-cell office:value-type="string">
                <text:p>500</text:p>
                <draw:g>
                  <svg:desc>Hoja1.I11:Hoja1.I11</svg:desc>
                </draw:g>
              </table:table-cell>
              <table:table-cell office:value-type="float" office:value="1.99683475267907">
                <text:p>1.99683475267907</text:p>
                <draw:g>
                  <svg:desc>Hoja1.J11:Hoja1.T11</svg:desc>
                </draw:g>
              </table:table-cell>
              <table:table-cell office:value-type="float" office:value="2.96736888010422">
                <text:p>2.96736888010422</text:p>
              </table:table-cell>
              <table:table-cell office:value-type="float" office:value="3.93858289562769">
                <text:p>3.93858289562769</text:p>
              </table:table-cell>
              <table:table-cell office:value-type="float" office:value="4.8806694577219">
                <text:p>4.8806694577219</text:p>
              </table:table-cell>
              <table:table-cell office:value-type="float" office:value="5.90090180397581">
                <text:p>5.90090180397581</text:p>
              </table:table-cell>
              <table:table-cell office:value-type="float" office:value="6.88242543725102">
                <text:p>6.88242543725102</text:p>
              </table:table-cell>
              <table:table-cell office:value-type="float" office:value="7.86476379352188">
                <text:p>7.86476379352188</text:p>
              </table:table-cell>
              <table:table-cell office:value-type="float" office:value="8.85926381045743">
                <text:p>8.85926381045743</text:p>
              </table:table-cell>
              <table:table-cell office:value-type="float" office:value="9.83253955848956">
                <text:p>9.83253955848956</text:p>
              </table:table-cell>
              <table:table-cell office:value-type="float" office:value="10.6511520974465">
                <text:p>10.6511520974465</text:p>
              </table:table-cell>
              <table:table-cell office:value-type="float" office:value="11.6513421789003">
                <text:p>11.6513421789003</text:p>
              </table:table-cell>
            </table:table-row>
            <table:table-row>
              <table:table-cell office:value-type="string">
                <text:p>1000</text:p>
                <draw:g>
                  <svg:desc>Hoja1.I12:Hoja1.I12</svg:desc>
                </draw:g>
              </table:table-cell>
              <table:table-cell office:value-type="float" office:value="1.91376715386573">
                <text:p>1.91376715386573</text:p>
                <draw:g>
                  <svg:desc>Hoja1.J12:Hoja1.T12</svg:desc>
                </draw:g>
              </table:table-cell>
              <table:table-cell office:value-type="float" office:value="2.69386373610751">
                <text:p>2.69386373610751</text:p>
              </table:table-cell>
              <table:table-cell office:value-type="float" office:value="3.56396822154352">
                <text:p>3.56396822154352</text:p>
              </table:table-cell>
              <table:table-cell office:value-type="float" office:value="4.36046641842899">
                <text:p>4.36046641842899</text:p>
              </table:table-cell>
              <table:table-cell office:value-type="float" office:value="5.23465743148167">
                <text:p>5.23465743148167</text:p>
              </table:table-cell>
              <table:table-cell office:value-type="float" office:value="6.1157848699046">
                <text:p>6.1157848699046</text:p>
              </table:table-cell>
              <table:table-cell office:value-type="float" office:value="6.95441569104602">
                <text:p>6.95441569104602</text:p>
              </table:table-cell>
              <table:table-cell office:value-type="float" office:value="7.8106470922432">
                <text:p>7.8106470922432</text:p>
              </table:table-cell>
              <table:table-cell office:value-type="float" office:value="8.73640767229888">
                <text:p>8.73640767229888</text:p>
              </table:table-cell>
              <table:table-cell office:value-type="float" office:value="9.64424659311639">
                <text:p>9.64424659311639</text:p>
              </table:table-cell>
              <table:table-cell office:value-type="float" office:value="10.475634226076">
                <text:p>10.475634226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